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2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5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line-height="80%"/>
      <style:text-properties fo:font-size="54pt"/>
    </style:style>
    <style:style style:name="P19" style:family="paragraph">
      <style:paragraph-properties fo:margin-top="0cm" fo:margin-bottom="0.5cm" fo:line-height="100%"/>
      <style:text-properties fo:font-size="32pt"/>
    </style:style>
    <style:style style:name="P20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style:text-autospace="none"/>
      <style:text-properties fo:color="#000000" fo:font-family="'Courier New'" style:font-family-generic="modern" style:font-pitch="fixed" fo:font-size="18pt" fo:font-weight="normal" style:font-family-asian="NimbusRomNo9L-Regu" style:font-size-asian="18pt" style:font-weight-asian="normal" style:font-family-complex="NimbusRomNo9L-Regu" style:font-size-complex="18pt" style:font-weight-complex="normal"/>
    </style:style>
    <style:style style:name="P22" style:family="paragraph">
      <style:paragraph-properties fo:margin-top="0cm" fo:margin-bottom="0.5cm" fo:line-height="100%"/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5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19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0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1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2" style:family="text">
      <style:text-properties fo:color="#333333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333333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family="'Courier New'" style:font-family-generic="modern" style:font-pitch="fixed" fo:font-size="18pt" fo:font-weight="normal" style:font-family-asian="NimbusMonL-Bold" style:font-size-asian="18pt" style:font-weight-asian="normal" style:font-family-complex="NimbusMonL-Bold" style:font-size-complex="18pt" style:font-weight-complex="normal"/>
    </style:style>
    <style:style style:name="T26" style:family="text">
      <style:text-properties fo:color="#000000" fo:font-family="'Courier New'" style:font-family-generic="modern" style:font-pitch="fixed" fo:font-size="18pt" fo:font-weight="normal" style:font-family-asian="NimbusMonL-Regu" style:font-size-asian="18pt" style:font-weight-asian="normal" style:font-family-complex="NimbusMonL-Regu" style:font-size-complex="18pt" style:font-weight-complex="normal"/>
    </style:style>
    <style:style style:name="T27" style:family="text">
      <style:text-properties fo:color="#000000" fo:font-family="'Courier New'" style:font-family-generic="modern" style:font-pitch="fixed" fo:font-size="18pt" fo:font-weight="bold" style:font-family-asian="NimbusMonL-Regu" style:font-size-asian="18pt" style:font-weight-asian="bold" style:font-family-complex="NimbusMonL-Regu" style:font-size-complex="18pt" style:font-weight-complex="bold"/>
    </style:style>
    <style:style style:name="T28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0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9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1" draw:text-style-name="P9" draw:layer="layout" svg:width="4.084cm" svg:height="3.71cm" svg:x="2.279cm" svg:y="7.768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1.363cm" svg:y="7.478cm">
          <text:p/>
        </draw:ellipse>
        <draw:frame draw:style-name="gr11" draw:text-style-name="P9" draw:layer="layout" svg:width="4.084cm" svg:height="3.71cm" svg:x="12.133cm" svg:y="1.417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11.217cm" svg:y="1.127cm">
          <text:p/>
        </draw:ellipse>
        <draw:frame draw:style-name="gr11" draw:text-style-name="P9" draw:layer="layout" svg:width="4.084cm" svg:height="3.71cm" svg:x="22.944cm" svg:y="7.903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22.028cm" svg:y="7.613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3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4" draw:text-style-name="P10" draw:layer="layout" svg:width="2.232cm" svg:height="3.71cm" svg:x="6.944cm" svg:y="10.8cm">
          <draw:text-box>
            <text:p text:style-name="P1"><text:span text:style-name="T10">1</text:span></text:p>
          </draw:text-box>
        </draw:frame>
        <draw:frame draw:style-name="gr14" draw:text-style-name="P10" draw:layer="layout" svg:width="2.232cm" svg:height="3.71cm" svg:x="5.387cm" svg:y="4.903cm">
          <draw:text-box>
            <text:p text:style-name="P1"><text:span text:style-name="T10">2</text:span></text:p>
          </draw:text-box>
        </draw:frame>
        <draw:frame draw:style-name="gr14" draw:text-style-name="P10" draw:layer="layout" svg:width="2.232cm" svg:height="3.71cm" svg:x="7.334cm" svg:y="4.903cm">
          <draw:text-box>
            <text:p text:style-name="P1"><text:span text:style-name="T10">3</text:span></text:p>
          </draw:text-box>
        </draw:frame>
        <draw:frame draw:style-name="gr14" draw:text-style-name="P10" draw:layer="layout" svg:width="2.232cm" svg:height="3.71cm" svg:x="15.518cm" svg:y="4.847cm">
          <draw:text-box>
            <text:p text:style-name="P1"><text:span text:style-name="T10">4</text:span></text:p>
          </draw:text-box>
        </draw:frame>
        <draw:frame draw:style-name="gr14" draw:text-style-name="P10" draw:layer="layout" svg:width="2.232cm" svg:height="3.71cm" svg:x="19.468cm" svg:y="4.79cm">
          <draw:text-box>
            <text:p text:style-name="P1"><text:span text:style-name="T10">6</text:span></text:p>
          </draw:text-box>
        </draw:frame>
        <draw:frame draw:style-name="gr14" draw:text-style-name="P10" draw:layer="layout" svg:width="2.232cm" svg:height="3.71cm" svg:x="21.53cm" svg:y="1.009cm">
          <draw:text-box>
            <text:p text:style-name="P1"><text:span text:style-name="T10">7</text:span></text:p>
          </draw:text-box>
        </draw:frame>
        <draw:frame draw:style-name="gr14" draw:text-style-name="P10" draw:layer="layout" svg:width="2.232cm" svg:height="3.71cm" svg:x="17.629cm" svg:y="4.368cm">
          <draw:text-box>
            <text:p text:style-name="P1"><text:span text:style-name="T10">5</text:span></text:p>
          </draw:text-box>
        </draw:frame>
        <draw:frame draw:style-name="gr9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5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1/2</text:span></text:p>
          </draw:text-box>
        </draw:frame>
        <draw:frame draw:style-name="gr16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2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9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0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22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9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27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29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2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34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6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38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9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40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42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1/2</text:span></text:p>
          </draw:text-box>
        </draw:frame>
        <draw:frame draw:style-name="gr4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19"><text:s text:c="2"/></text:span><text:span text:style-name="T19">1 </text:span><text:span text:style-name="T20"><text:s/>def goto_tutorial(self):</text:span></text:p>
            <text:p text:style-name="P3"><text:span text:style-name="T19"><text:s text:c="2"/></text:span><text:span text:style-name="T19">2</text:span><text:span text:style-name="T20"> <text:s text:c="3"/>self.flow.stop()</text:span></text:p>
            <text:p text:style-name="P3"><text:span text:style-name="T19"><text:s text:c="2"/></text:span><text:span text:style-name="T19">3</text:span><text:span text:style-name="T20"> <text:s text:c="3"/>self.flow = self.tutorial</text:span></text:p>
            <text:p text:style-name="P3"><text:span text:style-name="T19"><text:s text:c="2"/></text:span><text:span text:style-name="T19">4 </text:span><text:span text:style-name="T20"><text:s text:c="3"/>self.flow.start(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rect draw:style-name="gr4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2/2</text:span></text:p>
          </draw:text-box>
        </draw:frame>
        <draw:frame draw:style-name="gr45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47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49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1/2</text:span></text:p>
          </draw:text-box>
        </draw:frame>
        <draw:frame draw:style-name="gr50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2/2</text:span></text:p>
          </draw:text-box>
        </draw:frame>
        <draw:frame draw:style-name="gr51" draw:text-style-name="P16" draw:layer="layout" svg:width="24.842cm" svg:height="11.031cm" svg:x="2.031cm" svg:y="6.631cm">
          <draw:text-box>
            <text:p text:style-name="P3"><text:span text:style-name="T21">1 <text:s text:c="2"/>movement = {</text:span></text:p>
            <text:p text:style-name="P3"><text:span text:style-name="T21">2 <text:s text:c="6"/>’player’ : player,</text:span></text:p>
            <text:p text:style-name="P3"><text:span text:style-name="T21">3 <text:s text:c="6"/>’tile’ : tile,</text:span></text:p>
            <text:p text:style-name="P3"><text:span text:style-name="T21">4 <text:s text:c="6"/>’side’ : side,</text:span></text:p>
            <text:p text:style-name="P3"><text:span text:style-name="T21">5 <text:s text:c="6"/>’left’ : left,</text:span></text:p>
            <text:p text:style-name="P3"><text:span text:style-name="T21">6 <text:s text:c="6"/>’right’ : right,</text:span></text:p>
            <text:p text:style-name="P3"><text:span text:style-name="T21">7 <text:s text:c="6"/>’mtime’ : mtime,</text:span></text:p>
            <text:p text:style-name="P3"><text:span text:style-name="T21">8 <text:s text:c="2"/>}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53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55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1">1/5</text:span></text:p>
          </draw:text-box>
        </draw:frame>
        <draw:frame draw:style-name="gr56" draw:text-style-name="P11" draw:layer="layout" svg:width="24.842cm" svg:height="10.5cm" svg:x="1.731cm" svg:y="6.631cm">
          <draw:text-box>
            <text:list text:style-name="L2">
              <text:list-item>
                <text:p text:style-name="P3"><text:span text:style-name="T6">Base de conocimiento</text:span></text:p>
              </text:list-item>
              <text:list-item>
                <text:p text:style-name="P3"><text:span text:style-name="T6">Base de hechos</text:span></text:p>
              </text:list-item>
              <text:list-item>
                <text:p text:style-name="P3"><text:span text:style-name="T6">Motor de inferencia</text:span></text:p>
              </text:list-item>
              <text:list-item>
                <text:p text:style-name="P3"><text:span text:style-name="T6">Módulos de justificación</text:span></text:p>
              </text:list-item>
              <text:list-item>
                <text:p text:style-name="P3"><text:span text:style-name="T6">Interfaz de usuario </text:span></text:p>
              </text:list-item>
            </text:list>
          </draw:text-box>
        </draw:frame>
        <draw:frame draw:style-name="gr57" draw:text-style-name="P17" draw:layer="layout" svg:width="24.842cm" svg:height="10.5cm" svg:x="17.658cm" svg:y="6.631cm">
          <draw:text-box>
            <text:p text:style-name="P3"><text:span text:style-name="T7">Biblioteca</text:span></text:p>
            <text:p text:style-name="P3"><text:span text:style-name="T7">Log partida</text:span></text:p>
            <text:p text:style-name="P3"><text:span text:style-name="T7">Jugador</text:span></text:p>
            <text:p text:style-name="P3"><text:span text:style-name="T7">Sistema experto</text:span></text:p>
            <text:p text:style-name="P3"><text:span text:style-name="T7">Motor gráfico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Inteligencia Artificial </text:span><text:span text:style-name="T11">2/5</text:span></text:p>
          </draw:text-box>
        </draw:frame>
        <draw:frame draw:style-name="gr58" draw:text-style-name="P11" draw:layer="layout" svg:width="24.842cm" svg:height="10.5cm" svg:x="1.731cm" svg:y="6.631cm">
          <draw:text-box>
            <text:p text:style-name="P19"><text:span text:style-name="T7">Estructura básica jugador</text:span></text:p>
            <text:list text:style-name="L2">
              <text:list-item>
                <text:p text:style-name="P19"><text:span text:style-name="T6">Biblioteca de funciones</text:span></text:p>
              </text:list-item>
              <text:list-item>
                <text:p text:style-name="P19"><text:span text:style-name="T7">Dependencia del </text:span><text:span text:style-name="T6">rol en la partida </text:span></text:p>
              </text:list-item>
              <text:list-item>
                <text:p text:style-name="P19"><text:span text:style-name="T6">Aleatoriedad controlada</text:span></text:p>
              </text:list-item>
              <text:list-item>
                <text:p text:style-name="P19"><text:span text:style-name="T7">Información sobre </text:span><text:span text:style-name="T6">tiempo pensando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Inteligencia Artificial </text:span><text:span text:style-name="T11">3/5</text:span></text:p>
          </draw:text-box>
        </draw:frame>
        <draw:frame draw:style-name="gr59" draw:text-style-name="P20" draw:layer="layout" svg:width="24.842cm" svg:height="11.184cm" svg:x="1.731cm" svg:y="6.631cm">
          <draw:text-box>
            <text:p text:style-name="P3"><text:span text:style-name="T22">1 <text:s text:c="2"/>self.knowledge = []</text:span></text:p>
            <text:p text:style-name="P3"><text:span text:style-name="T21">2 <text:s text:c="2"/>self.knowledge.append([</text:span></text:p>
            <text:p text:style-name="P3"><text:span text:style-name="T21">3 <text:s text:c="6"/></text:span><text:span text:style-name="T23">put_any_double</text:span><text:span text:style-name="T21">(),</text:span></text:p>
            <text:p text:style-name="P3"><text:span text:style-name="T21">4 <text:s text:c="6"/></text:span><text:span text:style-name="T23">weight_matrix</text:span><text:span text:style-name="T21">(1000, 1000, 100, 50)</text:span></text:p>
            <text:p text:style-name="P3"><text:span text:style-name="T21">5 <text:s text:c="2"/>])</text:span></text:p>
            <text:p text:style-name="P3"><text:span text:style-name="T21">6 <text:s text:c="2"/>self.knowledge.append([</text:span></text:p>
            <text:p text:style-name="P3"><text:span text:style-name="T21">7 <text:s text:c="6"/></text:span><text:span text:style-name="T23">put_anyone</text:span><text:span text:style-name="T21">()</text:span></text:p>
            <text:p text:style-name="P3"><text:span text:style-name="T21">8 <text:s text:c="2"/>])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Inteligencia Artificial </text:span><text:span text:style-name="T11">4/5</text:span></text:p>
          </draw:text-box>
        </draw:frame>
        <draw:frame draw:style-name="gr60" draw:text-style-name="P11" draw:layer="layout" svg:width="24.842cm" svg:height="10.973cm" svg:x="1.731cm" svg:y="6.631cm">
          <draw:text-box>
            <text:p text:style-name="P19"><text:span text:style-name="T7">Optimización de recursos</text:span></text:p>
            <text:list text:style-name="L2">
              <text:list-item>
                <text:p text:style-name="P19"><text:span text:style-name="T7">Jugador </text:span><text:span text:style-name="T6">no puede colocar ficha</text:span></text:p>
              </text:list-item>
              <text:list-item>
                <text:p text:style-name="P19"><text:span text:style-name="T7">Jugador </text:span><text:span text:style-name="T6">solo puede colocar una ficha</text:span><text:span text:style-name="T7"><text:line-break/></text:span><text:span text:style-name="T7">+ tiempo de espera = 0</text:span></text:p>
              </text:list-item>
              <text:list-item>
                <text:p text:style-name="P19"><text:span text:style-name="T7">Si el jugador tiene </text:span><text:span text:style-name="T6">varias opciones</text:span><text:span text:style-name="T7"> se utiliza el motor de inferencia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Inteligencia Artificial </text:span><text:span text:style-name="T11">5/5</text:span></text:p>
          </draw:text-box>
        </draw:frame>
        <draw:frame draw:style-name="gr61" draw:text-style-name="P22" draw:layer="layout" svg:width="24.842cm" svg:height="11.755cm" svg:x="1.731cm" svg:y="6.631cm">
          <draw:text-box>
            <text:p text:style-name="P21"><text:span text:style-name="T24">1 </text:span><text:span text:style-name="T25">class </text:span><text:span text:style-name="T26">put_any_double:</text:span></text:p>
            <text:p text:style-name="P21"><text:span text:style-name="T24">2 <text:s text:c="2"/></text:span><text:span text:style-name="T25">def </text:span><text:span text:style-name="T26">__init__(self):</text:span></text:p>
            <text:p text:style-name="P21"><text:span text:style-name="T24">3 <text:s text:c="4"/></text:span><text:span text:style-name="T25">pass</text:span></text:p>
            <text:p text:style-name="P21"><text:span text:style-name="T24">4 <text:s text:c="2"/></text:span><text:span text:style-name="T25">def </text:span><text:span text:style-name="T27">go(self, left_tile, right_tile, board, tiles, log)</text:span><text:span text:style-name="T26">:</text:span></text:p>
            <text:p text:style-name="P21"><text:span text:style-name="T24">5 <text:s text:c="4"/></text:span><text:span text:style-name="T25">for </text:span><text:span text:style-name="T26">item </text:span><text:span text:style-name="T25">in </text:span><text:span text:style-name="T26">tiles:</text:span></text:p>
            <text:p text:style-name="P21"><text:span text:style-name="T24">6 <text:s text:c="6"/></text:span><text:span text:style-name="T25">if </text:span><text:span text:style-name="T26">item[0] == item[1]:</text:span></text:p>
            <text:p text:style-name="P21"><text:span text:style-name="T24">7 <text:s text:c="8"/></text:span><text:span text:style-name="T25">if </text:span><text:span text:style-name="T26">item[0] == left_tile </text:span><text:span text:style-name="T25">or </text:span><text:span text:style-name="T26">item[1] == left_tile:</text:span></text:p>
            <text:p text:style-name="P21"><text:span text:style-name="T24">8 <text:s text:c="10"/></text:span><text:span text:style-name="T26">tiles.remove(item)</text:span></text:p>
            <text:p text:style-name="P21"><text:span text:style-name="T24">9 <text:s text:c="10"/></text:span><text:span text:style-name="T25">return </text:span><text:span text:style-name="T26">item, "left", 1</text:span></text:p>
            <text:p text:style-name="P21"><text:span text:style-name="T24">10 <text:s text:c="9"/></text:span><text:span text:style-name="T25">break</text:span></text:p>
            <text:p text:style-name="P21"><text:span text:style-name="T24">11 <text:s text:c="7"/></text:span><text:span text:style-name="T25">elif </text:span><text:span text:style-name="T26">item[0] == right_tile </text:span><text:span text:style-name="T25">or </text:span><text:span text:style-name="T26">\</text:span></text:p>
            <text:p text:style-name="P21"><text:span text:style-name="T24">12 <text:s text:c="9"/></text:span><text:span text:style-name="T26">item[1] == right_tile </text:span><text:span text:style-name="T25">or </text:span><text:span text:style-name="T26">\</text:span></text:p>
            <text:p text:style-name="P21"><text:span text:style-name="T24">13 <text:s text:c="9"/></text:span><text:span text:style-name="T26">left_tile == None:</text:span></text:p>
            <text:p text:style-name="P21"><text:span text:style-name="T24">14 <text:s text:c="9"/></text:span><text:span text:style-name="T26">tiles.remove(item)</text:span></text:p>
            <text:p text:style-name="P21"><text:span text:style-name="T24">15 <text:s text:c="9"/></text:span><text:span text:style-name="T25">return </text:span><text:span text:style-name="T26">item, "right", 1</text:span></text:p>
            <text:p text:style-name="P21"><text:span text:style-name="T24">16 <text:s text:c="9"/></text:span><text:span text:style-name="T25">break</text:span></text:p>
            <text:p text:style-name="P21"><text:span text:style-name="T24">17 <text:s text:c="3"/></text:span><text:span text:style-name="T25">return </text:span><text:span text:style-name="T26">None, "pass", 0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2" draw:text-style-name="P4" draw:layer="layout" svg:width="25.425cm" svg:height="11.473cm" svg:x="1.627cm" svg:y="6.631cm">
          <draw:text-box>
            <text:p text:style-name="P3"><text:span text:style-name="T3">Enfrenta a jugadores con IA</text:span></text:p>
            <text:list text:style-name="L3">
              <text:list-item>
                <text:p text:style-name="P19"><text:span text:style-name="T7">Elección de </text:span><text:span text:style-name="T6">dos parejas</text:span></text:p>
              </text:list-item>
              <text:list-item>
                <text:p text:style-name="P19"><text:span text:style-name="T6">100 partidas </text:span><text:span text:style-name="T7">de </text:span><text:span text:style-name="T6">200 puntos</text:span></text:p>
              </text:list-item>
              <text:list-item>
                <text:p text:style-name="P19"><text:span text:style-name="T7">Mejor equipo – jugadores – contrarios</text:span></text:p>
              </text:list-item>
              <text:list-item>
                <text:p text:style-name="P19"><text:span text:style-name="T7">Asignaturas de </text:span><text:span text:style-name="T6">Inteligencia Artificial </text:span><text:span text:style-name="T7">o</text:span><text:span text:style-name="T6"> programación de videojuego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Modo tutorial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19"><text:span text:style-name="T3">Explicación sencilla sobre dominó y dominous</text:span></text:p>
            <text:list text:style-name="L3">
              <text:list-item>
                <text:p text:style-name="P19"><text:span text:style-name="T6">Cómo jugar a dominó</text:span></text:p>
              </text:list-item>
              <text:list-item>
                <text:p text:style-name="P19"><text:span text:style-name="T6">Cómo utilizar la aplicación</text:span></text:p>
              </text:list-item>
            </text:list>
            <text:p text:style-name="P19"><text:span text:style-name="T6">Dominous</text:span><text:span text:style-name="T7"> está diseñado para </text:span><text:span text:style-name="T6">jugadores de cualquier edad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Nuevos jugadores</text:span></text:p>
          </draw:text-box>
        </draw:frame>
        <draw:frame draw:style-name="gr64" draw:text-style-name="P4" draw:layer="layout" svg:width="25.425cm" svg:height="11.973cm" svg:x="1.627cm" svg:y="6.631cm">
          <draw:text-box>
            <text:p text:style-name="P19"><text:span text:style-name="T3">Soporte para añadir nuevos jugadores</text:span></text:p>
            <text:list text:style-name="L3">
              <text:list-item>
                <text:p text:style-name="P19"><text:span text:style-name="T6">player.ini</text:span><text:span text:style-name="T7"> – nombre y configuración</text:span></text:p>
              </text:list-item>
              <text:list-item>
                <text:p text:style-name="P19"><text:span text:style-name="T6">player.py </text:span><text:span text:style-name="T7">–</text:span><text:span text:style-name="T6"> </text:span><text:span text:style-name="T3">base de conocimiento</text:span></text:p>
              </text:list-item>
              <text:list-item>
                <text:p text:style-name="P19"><text:span text:style-name="T3">Sencillo gracias a </text:span><text:span text:style-name="T6">biblioteca de funciones</text:span></text:p>
              </text:list-item>
              <text:list-item>
                <text:p text:style-name="P19"><text:span text:style-name="T6">Detección automática</text:span><text:span text:style-name="T3"> de nuevos jugadores</text:span></text:p>
              </text:list-item>
              <text:list-item>
                <text:p text:style-name="P19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Nuevos temas gráficos</text:span></text:p>
          </draw:text-box>
        </draw:frame>
        <draw:frame draw:style-name="gr65" draw:text-style-name="P4" draw:layer="layout" svg:width="25.425cm" svg:height="11.473cm" svg:x="1.627cm" svg:y="6.631cm">
          <draw:text-box>
            <text:p text:style-name="P19"><text:span text:style-name="T3">Soporte para nuevos temas gráficos</text:span></text:p>
            <text:list text:style-name="L3">
              <text:list-item>
                <text:p text:style-name="P19"><text:span text:style-name="T6">Sencilla estructura</text:span><text:span text:style-name="T3"> de directorios</text:span></text:p>
              </text:list-item>
              <text:list-item>
                <text:p text:style-name="P19"><text:span text:style-name="T3">Únicamente es necesario </text:span><text:span text:style-name="T6">sustituir ficheros</text:span></text:p>
              </text:list-item>
              <text:list-item>
                <text:p text:style-name="P19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19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8"><text:span text:style-name="T5">Pruebas </text:span><text:span text:style-name="T11">1/2</text:span><text:span text:style-name="T5"> 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19"><text:span text:style-name="T3">Pruebas de código: </text:span><text:span text:style-name="T6">Unitarias</text:span><text:span text:style-name="T7"> y de</text:span><text:span text:style-name="T6"> integración</text:span></text:p>
            <text:p text:style-name="P19"><text:span text:style-name="T7">Problemas:</text:span></text:p>
            <text:list text:style-name="L2">
              <text:list-item>
                <text:p text:style-name="P19"><text:span text:style-name="T3">Programación gráfica</text:span></text:p>
              </text:list-item>
              <text:list-item>
                <text:p text:style-name="P19"><text:span text:style-name="T3">Gestión de partida de dominó</text:span></text:p>
              </text:list-item>
            </text:list>
            <text:p text:style-name="P19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1">2/2</text:span><text:span text:style-name="T5"> </text:span></text:p>
          </draw:text-box>
        </draw:frame>
        <draw:frame draw:style-name="gr67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7">Se les presentó </text:span><text:span text:style-name="T6">cuatro objetivos </text:span><text:span text:style-name="T7">a cumplir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8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draw:id="id4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draw:id="id4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draw:id="id5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1/3</text:span></text:p>
          </draw:text-box>
        </draw:frame>
        <draw:frame draw:style-name="gr7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draw:id="id5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2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draw:id="id5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3/3</text:span></text:p>
          </draw:text-box>
        </draw:frame>
        <draw:frame draw:style-name="gr7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draw:id="id5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draw:id="id5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draw:id="id5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3" draw:text-style-name="P23" draw:layer="layout" svg:width="25.425cm" svg:height="10.5cm" svg:x="1.627cm" svg:y="6.631cm">
          <draw:text-box>
            <text:list text:style-name="L2">
              <text:list-item>
                <text:p text:style-name="P3"><text:span text:style-name="T28">B. Ruipérez Moral. Libro del dominó. Otero Ediciones, 1990.</text:span></text:p>
              </text:list-item>
              <text:list-item>
                <text:p text:style-name="P3"><text:span text:style-name="T28">Mark Pilgrim. Dive Into Python. APress, 2004. ISBN 1590593561.</text:span></text:p>
              </text:list-item>
              <text:list-item>
                <text:p text:style-name="P3"><text:span text:style-name="T28">http://docs.python.org</text:span></text:p>
              </text:list-item>
              <text:list-item>
                <text:p text:style-name="P3"><text:span text:style-name="T28">http://www.pygame.org/docs</text:span></text:p>
              </text:list-item>
              <text:list-item>
                <text:p text:style-name="P3"><text:span text:style-name="T28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28">http://idiginbpel.wordpress.com/2010/03/11/doxygen-python/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draw:id="id5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74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draw:id="id5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5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6" draw:text-style-name="P11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7H29M39S</meta:editing-duration>
    <meta:editing-cycles>36</meta:editing-cycles>
    <meta:generator>OpenOffice.org/3.2$Win32 OpenOffice.org_project/320m12$Build-9483</meta:generator>
    <dc:date>2011-11-20T14:58:13.78</dc:date>
    <dc:creator>Ignacio Palomo Duarte</dc:creator>
    <meta:document-statistic meta:object-count="338"/>
  </office:meta>
</office:document-meta>
</file>